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variant="normal" fo:text-transform="none" fo:color="#1f1f1f" loext:opacity="100%" style:font-name="Google Sans" fo:font-size="12pt" fo:letter-spacing="normal" fo:font-style="normal" fo:font-weight="normal" style:font-size-asian="12pt" style:font-size-complex="12pt"/>
    </style:style>
    <style:style style:name="P2" style:family="paragraph" style:parent-style-name="Heading_20_2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" style:family="paragraph" style:parent-style-name="Text_20_body" style:list-style-name="L1">
      <style:paragraph-properties fo:margin-top="0cm" fo:margin-bottom="0cm" style:contextual-spacing="false" fo:orphans="2" fo:widows="2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7" style:family="paragraph" style:parent-style-name="Text_20_body" style:list-style-name="L2">
      <style:paragraph-properties fo:margin-top="0cm" fo:margin-bottom="0cm" style:contextual-spacing="false" fo:orphans="2" fo:widows="2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9330f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0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T1" style:family="text">
      <style:text-properties fo:font-variant="normal" fo:text-transform="none" fo:color="#1f1f1f" loext:opacity="100%" style:font-name="Google Sans" fo:font-size="8pt" fo:letter-spacing="normal" fo:font-style="normal"/>
    </style:style>
    <style:style style:name="T2" style:family="text">
      <style:text-properties fo:font-variant="normal" fo:text-transform="none" fo:color="#1f1f1f" loext:opacity="100%" style:font-name="Google Sans" fo:font-size="8pt" fo:letter-spacing="normal" fo:font-style="normal" fo:font-weight="bold"/>
    </style:style>
    <style:style style:name="T3" style:family="text">
      <style:text-properties fo:font-variant="normal" fo:text-transform="none" fo:color="#1f1f1f" loext:opacity="100%" style:font-name="Google Sans" fo:font-size="8pt" fo:letter-spacing="normal" fo:font-style="normal" fo:font-weight="bold" officeooo:rsid="0019330f"/>
    </style:style>
    <style:style style:name="T4" style:family="text">
      <style:text-properties fo:font-variant="normal" fo:text-transform="none" fo:color="#1f1f1f" loext:opacity="100%" style:font-name="Google Sans" fo:font-size="8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T6" style:family="text">
      <style:text-properties fo:font-variant="normal" fo:text-transform="none" fo:color="#1f1f1f" loext:opacity="100%" style:font-name="Google Sans" fo:font-size="8pt" fo:letter-spacing="normal" fo:font-style="normal" fo:font-weight="normal" officeooo:rsid="0019330f"/>
    </style:style>
    <style:style style:name="T7" style:family="text">
      <style:text-properties fo:font-variant="normal" fo:text-transform="none" fo:color="#1f1f1f" loext:opacity="100%" style:font-name="Google Sans" fo:font-size="8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1f1f1f" loext:opacity="100%" style:font-name="Google Sans" fo:font-size="8pt" fo:letter-spacing="normal" fo:font-style="normal" fo:font-weight="normal" officeooo:rsid="0019330f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oposta de Assinatura da Plataforma Figma para Prototipagem do DApp Propytech.org</text:h>
      <text:p text:style-name="P8"><text:span text:style-name="Strong_20_Emphasis"><text:span text:style-name="T7">Prezados membros,</text:span></text:span></text:p>
      <text:p text:style-name="P8"><text:span text:style-name="T5">Apresento esta proposta para solicitar a assinatura da plataforma Figma para ser utilizada na prototipagem do DApp Propytech.org. Acredito que </text:span><text:span text:style-name="T6">a</text:span><text:span text:style-name="T5"> Figma oferece diversos benefícios que a tornam a ferramenta ideal para este projeto, como: </text:span><text:span text:style-name="T6">c</text:span><text:span text:style-name="Strong_20_Emphasis"><text:span text:style-name="T7">olaboração em tempo real, </text:span></text:span><text:span text:style-name="Strong_20_Emphasis"><text:span text:style-name="T8">i</text:span></text:span><text:span text:style-name="Strong_20_Emphasis"><text:span text:style-name="T7">nterface intuitiva, </text:span></text:span><text:span text:style-name="Strong_20_Emphasis"><text:span text:style-name="T8">a</text:span></text:span><text:span text:style-name="Strong_20_Emphasis"><text:span text:style-name="T7">mpla biblioteca de recursos, </text:span></text:span><text:span text:style-name="Strong_20_Emphasis"><text:span text:style-name="T8">i</text:span></text:span><text:span text:style-name="Strong_20_Emphasis"><text:span text:style-name="T7">ntegração com outras ferramentas, </text:span></text:span><text:span text:style-name="Strong_20_Emphasis"><text:span text:style-name="T8">etc.</text:span></text:span></text:p>
      <text:p text:style-name="P8"><text:span text:style-name="T5">O </text:span><text:span text:style-name="T4">custo</text:span><text:span text:style-name="T5"> da assinatura da Figma é de $12 </text:span><text:span text:style-name="T6">(doze dólares), mensais.</text:span></text:p>
      <text:p text:style-name="P3"><text:span text:style-name="Strong_20_Emphasis"><text:span text:style-name="T7">Considerando os benefícios acima, solicito que os membros da DAO votem nesta proposta, indicando se concordam ou discordam da assinatura da plataforma Figma para a prototipagem do DApp Propytech.org.</text:span></text:span></text:p>
      <text:p text:style-name="P3"><text:span text:style-name="Strong_20_Emphasis"><text:span text:style-name="T7"/></text:span></text:p>
      <text:p text:style-name="P3"><text:span text:style-name="Strong_20_Emphasis"><text:span text:style-name="T7">A votação estará aberta por 7 dias. A decisão final será tomada por maioria simples.</text:span></text:span></text:p>
      <text:p text:style-name="P3"><text:span text:style-name="Strong_20_Emphasis"><text:span text:style-name="T7">Agradeço a sua atenção e participação.</text:span></text:span></text:p>
      <text:p text:style-name="P3"><text:span text:style-name="Strong_20_Emphasis"><text:span text:style-name="T7">Atenciosamente,</text:span></text:span></text:p>
      <text:p text:style-name="P3"><text:span text:style-name="Strong_20_Emphasis"><text:span text:style-name="T8">Carlos Alberto Merlo</text:span></text:span></text:p>
      <text:p text:style-name="P3"><text:span text:style-name="Strong_20_Emphasis"><text:span text:style-name="T7">Membro da DAO Propytech.org</text:span></text:span></text:p>
      <text:h text:style-name="P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6T10:24:32.514000000</meta:creation-date>
    <dc:date>2024-02-16T10:32:34.544000000</dc:date>
    <meta:editing-duration>PT8M2S</meta:editing-duration>
    <meta:editing-cycles>1</meta:editing-cycles>
    <meta:document-statistic meta:table-count="0" meta:image-count="0" meta:object-count="0" meta:page-count="1" meta:paragraph-count="10" meta:word-count="133" meta:character-count="899" meta:non-whitespace-character-count="776"/>
    <meta:generator>LibreOffice/7.3.2.2$Windows_X86_64 LibreOffice_project/49f2b1bff42cfccbd8f788c8dc32c1c309559be0</meta:generator>
  </office:meta>
</office:document-meta>
</file>